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17494.0">
            <text:p>-17494</text:p>
          </table:table-cell>
          <table:table-cell office:value-type="float" office:value="-95348.0">
            <text:p>-9534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16.0">
            <text:p>-3116</text:p>
          </table:table-cell>
          <table:table-cell office:value-type="float" office:value="-13586.0">
            <text:p>-13586</text:p>
          </table:table-cell>
          <table:table-cell office:value-type="float" office:value="461.0">
            <text:p>461</text:p>
          </table:table-cell>
          <table:table-cell office:value-type="float" office:value="-24382.0">
            <text:p>-24382</text:p>
          </table:table-cell>
          <table:table-cell office:value-type="float" office:value="-355.0">
            <text:p>-355</text:p>
          </table:table-cell>
          <table:table-cell office:value-type="float" office:value="-58013.0">
            <text:p>-58013</text:p>
          </table:table-cell>
          <table:table-cell office:value-type="float" office:value="-162.0">
            <text:p>-162</text:p>
          </table:table-cell>
          <table:table-cell office:value-type="float" office:value="214580.0">
            <text:p>214580</text:p>
          </table:table-cell>
          <table:table-cell office:value-type="float" office:value="108934.0">
            <text:p>108934</text:p>
          </table:table-cell>
          <table:table-cell office:value-type="float" office:value="-132185.0">
            <text:p>-132185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5580.0">
            <text:p>5580</text:p>
          </table:table-cell>
          <table:table-cell office:value-type="float" office:value="-18531.0">
            <text:p>-18531</text:p>
          </table:table-cell>
          <table:table-cell office:value-type="float" office:value="-10.0">
            <text:p>-10</text:p>
          </table:table-cell>
          <table:table-cell office:value-type="float" office:value="-655.0">
            <text:p>-655</text:p>
          </table:table-cell>
          <table:table-cell office:value-type="float" office:value="-129.0">
            <text:p>-129</text:p>
          </table:table-cell>
          <table:table-cell office:value-type="float" office:value="-5709.0">
            <text:p>-5709</text:p>
          </table:table-cell>
          <table:table-cell office:value-type="float" office:value="6041.0">
            <text:p>6041</text:p>
          </table:table-cell>
          <table:table-cell office:value-type="float" office:value="-32822.0">
            <text:p>-32822</text:p>
          </table:table-cell>
          <table:table-cell office:value-type="float" office:value="-365.0">
            <text:p>-365</text:p>
          </table:table-cell>
          <table:table-cell office:value-type="float" office:value="-60895.0">
            <text:p>-60895</text:p>
          </table:table-cell>
          <table:table-cell office:value-type="float" office:value="-291.0">
            <text:p>-291</text:p>
          </table:table-cell>
          <table:table-cell office:value-type="float" office:value="207090.0">
            <text:p>207090</text:p>
          </table:table-cell>
          <table:table-cell office:value-type="float" office:value="24895.0">
            <text:p>24895</text:p>
          </table:table-cell>
          <table:table-cell office:value-type="float" office:value="-113373.0">
            <text:p>-113373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049.0">
            <text:p>-5049</text:p>
          </table:table-cell>
          <table:table-cell office:value-type="float" office:value="8253.0">
            <text:p>82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31.0">
            <text:p>631</text:p>
          </table:table-cell>
          <table:table-cell office:value-type="float" office:value="8638.0">
            <text:p>8638</text:p>
          </table:table-cell>
          <table:table-cell office:value-type="float" office:value="2870.0">
            <text:p>2870</text:p>
          </table:table-cell>
          <table:table-cell office:value-type="float" office:value="51063.0">
            <text:p>51063</text:p>
          </table:table-cell>
          <table:table-cell office:value-type="float" office:value="65.0">
            <text:p>65</text:p>
          </table:table-cell>
          <table:table-cell office:value-type="float" office:value="2788.0">
            <text:p>2788</text:p>
          </table:table-cell>
          <table:table-cell office:value-type="float" office:value="-1049.0">
            <text:p>-1049</text:p>
          </table:table-cell>
          <table:table-cell office:value-type="float" office:value="-5757.0">
            <text:p>-5757</text:p>
          </table:table-cell>
          <table:table-cell office:value-type="float" office:value="-16891.0">
            <text:p>-16891</text:p>
          </table:table-cell>
          <table:table-cell office:value-type="float" office:value="-48094.0">
            <text:p>-4809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6609.0">
            <text:p>6609</text:p>
          </table:table-cell>
          <table:table-cell office:value-type="float" office:value="-2006.0">
            <text:p>-20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62.0">
            <text:p>462</text:p>
          </table:table-cell>
          <table:table-cell office:value-type="float" office:value="7445.0">
            <text:p>7445</text:p>
          </table:table-cell>
          <table:table-cell office:value-type="float" office:value="9479.0">
            <text:p>9479</text:p>
          </table:table-cell>
          <table:table-cell office:value-type="float" office:value="78256.0">
            <text:p>78256</text:p>
          </table:table-cell>
          <table:table-cell office:value-type="float" office:value="65.0">
            <text:p>65</text:p>
          </table:table-cell>
          <table:table-cell office:value-type="float" office:value="2626.0">
            <text:p>2626</text:p>
          </table:table-cell>
          <table:table-cell office:value-type="float" office:value="-587.0">
            <text:p>-587</text:p>
          </table:table-cell>
          <table:table-cell office:value-type="float" office:value="6945.0">
            <text:p>6945</text:p>
          </table:table-cell>
          <table:table-cell office:value-type="float" office:value="-5439.0">
            <text:p>-5439</text:p>
          </table:table-cell>
          <table:table-cell office:value-type="float" office:value="-87827.0">
            <text:p>-87827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468.0">
            <text:p>-5468</text:p>
          </table:table-cell>
          <table:table-cell office:value-type="float" office:value="-40551717.0">
            <text:p>-40551717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4264.0">
            <text:p>-4264</text:p>
          </table:table-cell>
          <table:table-cell office:value-type="float" office:value="-31761471.0">
            <text:p>-31761471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